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1882in"/>
    </style:style>
    <style:style style:name="co2" style:family="table-column">
      <style:table-column-properties fo:break-before="auto" style:column-width="1.036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valeursarcsin" table:style-name="ta1">
        <table:shapes>
          <draw:frame draw:z-index="0" draw:style-name="gr1" draw:text-style-name="P1" svg:width="8.8689in" svg:height="5.0091in" svg:x="8.1925in" svg:y="0.1362in">
            <draw:object draw:notify-on-update-of-ranges="valeursarcsin.A2:valeursarcsin.A202 valeursarcsin.B1:valeursarcsin.B1 valeursarcsin.B2:valeursarcsin.B202 valeursarcsin.A2:valeursarcsin.A202 valeursarcsin.C1:valeursarcsin.C1 valeursarcsin.C2:valeursarcsin.C20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8.3008in" svg:height="4.413in" svg:x="5.3402in" svg:y="2.8654in">
            <draw:object draw:notify-on-update-of-ranges="valeursarcsin.A1:valeursarcsin.A1 valeursarcsin.A2:valeursarcsin.A202 valeursarcsin.C1:valeursarcsin.C1 valeursarcsin.C2:valeursarcsin.C20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VALEURS</text:p>
          </table:table-cell>
          <table:table-cell office:value-type="string" calcext:value-type="string">
            <text:p>ULP ASINSER</text:p>
          </table:table-cell>
          <table:table-cell office:value-type="string" calcext:value-type="string">
            <text:p>ULP ASIN (formule atan)</text:p>
          </table:table-cell>
          <table:table-cell/>
          <table:table-cell office:value-type="string" calcext:value-type="string">
            <text:p>ASIN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798350" calcext:value-type="float">
            <text:p>179835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-0.99" calcext:value-type="float">
            <text:p>-0.99</text:p>
          </table:table-cell>
          <table:table-cell office:value-type="float" office:value="852229" calcext:value-type="float">
            <text:p>85222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float" office:value="591035" calcext:value-type="float">
            <text:p>5910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-0.97" calcext:value-type="float">
            <text:p>-0.97</text:p>
          </table:table-cell>
          <table:table-cell office:value-type="float" office:value="435066" calcext:value-type="float">
            <text:p>43506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-0.96000004" calcext:value-type="float">
            <text:p>-0.96000004</text:p>
          </table:table-cell>
          <table:table-cell office:value-type="float" office:value="329842" calcext:value-type="float">
            <text:p>32984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-0.95000005" calcext:value-type="float">
            <text:p>-0.95000005</text:p>
          </table:table-cell>
          <table:table-cell office:value-type="float" office:value="254590" calcext:value-type="float">
            <text:p>25459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-0.94000006" calcext:value-type="float">
            <text:p>-0.94000006</text:p>
          </table:table-cell>
          <table:table-cell office:value-type="float" office:value="198879" calcext:value-type="float">
            <text:p>19887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-0.93000007" calcext:value-type="float">
            <text:p>-0.93000007</text:p>
          </table:table-cell>
          <table:table-cell office:value-type="float" office:value="156690" calcext:value-type="float">
            <text:p>15669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-0.9200001" calcext:value-type="float">
            <text:p>-0.9200001</text:p>
          </table:table-cell>
          <table:table-cell office:value-type="float" office:value="124224" calcext:value-type="float">
            <text:p>12422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-0.9100001" calcext:value-type="float">
            <text:p>-0.9100001</text:p>
          </table:table-cell>
          <table:table-cell office:value-type="float" office:value="98946" calcext:value-type="float">
            <text:p>9894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-0.9000001" calcext:value-type="float">
            <text:p>-0.9000001</text:p>
          </table:table-cell>
          <table:table-cell office:value-type="float" office:value="79090" calcext:value-type="float">
            <text:p>7909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-0.8900001" calcext:value-type="float">
            <text:p>-0.8900001</text:p>
          </table:table-cell>
          <table:table-cell office:value-type="float" office:value="63385" calcext:value-type="float">
            <text:p>6338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-0.8800001" calcext:value-type="float">
            <text:p>-0.8800001</text:p>
          </table:table-cell>
          <table:table-cell office:value-type="float" office:value="50899" calcext:value-type="float">
            <text:p>5089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-0.8700001" calcext:value-type="float">
            <text:p>-0.8700001</text:p>
          </table:table-cell>
          <table:table-cell office:value-type="float" office:value="40929" calcext:value-type="float">
            <text:p>4092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-0.86000013" calcext:value-type="float">
            <text:p>-0.86000013</text:p>
          </table:table-cell>
          <table:table-cell office:value-type="float" office:value="32945" calcext:value-type="float">
            <text:p>329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-0.85000014" calcext:value-type="float">
            <text:p>-0.85000014</text:p>
          </table:table-cell>
          <table:table-cell office:value-type="float" office:value="26532" calcext:value-type="float">
            <text:p>2653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-0.84000015" calcext:value-type="float">
            <text:p>-0.84000015</text:p>
          </table:table-cell>
          <table:table-cell office:value-type="float" office:value="42747" calcext:value-type="float">
            <text:p>4274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-0.83000016" calcext:value-type="float">
            <text:p>-0.83000016</text:p>
          </table:table-cell>
          <table:table-cell office:value-type="float" office:value="34434" calcext:value-type="float">
            <text:p>3443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-0.8200002" calcext:value-type="float">
            <text:p>-0.8200002</text:p>
          </table:table-cell>
          <table:table-cell office:value-type="float" office:value="27730" calcext:value-type="float">
            <text:p>2773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-0.8100002" calcext:value-type="float">
            <text:p>-0.8100002</text:p>
          </table:table-cell>
          <table:table-cell office:value-type="float" office:value="22320" calcext:value-type="float">
            <text:p>223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-0.8000002" calcext:value-type="float">
            <text:p>-0.8000002</text:p>
          </table:table-cell>
          <table:table-cell office:value-type="float" office:value="17954" calcext:value-type="float">
            <text:p>1795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-0.7900002" calcext:value-type="float">
            <text:p>-0.7900002</text:p>
          </table:table-cell>
          <table:table-cell office:value-type="float" office:value="14428" calcext:value-type="float">
            <text:p>144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-0.7800002" calcext:value-type="float">
            <text:p>-0.7800002</text:p>
          </table:table-cell>
          <table:table-cell office:value-type="float" office:value="11582" calcext:value-type="float">
            <text:p>1158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-0.7700002" calcext:value-type="float">
            <text:p>-0.7700002</text:p>
          </table:table-cell>
          <table:table-cell office:value-type="float" office:value="9286" calcext:value-type="float">
            <text:p>928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-0.7600002" calcext:value-type="float">
            <text:p>-0.7600002</text:p>
          </table:table-cell>
          <table:table-cell office:value-type="float" office:value="7436" calcext:value-type="float">
            <text:p>743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-0.75000024" calcext:value-type="float">
            <text:p>-0.75000024</text:p>
          </table:table-cell>
          <table:table-cell office:value-type="float" office:value="5943" calcext:value-type="float">
            <text:p>594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-0.74000025" calcext:value-type="float">
            <text:p>-0.74000025</text:p>
          </table:table-cell>
          <table:table-cell office:value-type="float" office:value="4744" calcext:value-type="float">
            <text:p>474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-0.73000026" calcext:value-type="float">
            <text:p>-0.73000026</text:p>
          </table:table-cell>
          <table:table-cell office:value-type="float" office:value="3779" calcext:value-type="float">
            <text:p>377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-0.72000027" calcext:value-type="float">
            <text:p>-0.72000027</text:p>
          </table:table-cell>
          <table:table-cell office:value-type="float" office:value="3006" calcext:value-type="float">
            <text:p>300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-0.7100003" calcext:value-type="float">
            <text:p>-0.7100003</text:p>
          </table:table-cell>
          <table:table-cell office:value-type="float" office:value="2385" calcext:value-type="float">
            <text:p>238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-0.7000003" calcext:value-type="float">
            <text:p>-0.7000003</text:p>
          </table:table-cell>
          <table:table-cell office:value-type="float" office:value="1888" calcext:value-type="float">
            <text:p>188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-0.6900003" calcext:value-type="float">
            <text:p>-0.6900003</text:p>
          </table:table-cell>
          <table:table-cell office:value-type="float" office:value="1491" calcext:value-type="float">
            <text:p>149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-0.6800003" calcext:value-type="float">
            <text:p>-0.6800003</text:p>
          </table:table-cell>
          <table:table-cell office:value-type="float" office:value="1175" calcext:value-type="float">
            <text:p>117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-0.6700003" calcext:value-type="float">
            <text:p>-0.6700003</text:p>
          </table:table-cell>
          <table:table-cell office:value-type="float" office:value="924" calcext:value-type="float">
            <text:p>92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-0.6600003" calcext:value-type="float">
            <text:p>-0.6600003</text:p>
          </table:table-cell>
          <table:table-cell office:value-type="float" office:value="725" calcext:value-type="float">
            <text:p>72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-0.65000033" calcext:value-type="float">
            <text:p>-0.65000033</text:p>
          </table:table-cell>
          <table:table-cell office:value-type="float" office:value="566" calcext:value-type="float">
            <text:p>56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-0.64000034" calcext:value-type="float">
            <text:p>-0.64000034</text:p>
          </table:table-cell>
          <table:table-cell office:value-type="float" office:value="441" calcext:value-type="float">
            <text:p>44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-0.63000035" calcext:value-type="float">
            <text:p>-0.63000035</text:p>
          </table:table-cell>
          <table:table-cell office:value-type="float" office:value="343" calcext:value-type="float">
            <text:p>34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-0.62000036" calcext:value-type="float">
            <text:p>-0.62000036</text:p>
          </table:table-cell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-0.6100004" calcext:value-type="float">
            <text:p>-0.6100004</text:p>
          </table:table-cell>
          <table:table-cell office:value-type="float" office:value="205" calcext:value-type="float">
            <text:p>20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-0.6000004" calcext:value-type="float">
            <text:p>-0.6000004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-0.5900004" calcext:value-type="float">
            <text:p>-0.5900004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-0.5800004" calcext:value-type="float">
            <text:p>-0.5800004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-0.5700004" calcext:value-type="float">
            <text:p>-0.5700004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-0.5600004" calcext:value-type="float">
            <text:p>-0.5600004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-0.5500004" calcext:value-type="float">
            <text:p>-0.5500004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-0.54000044" calcext:value-type="float">
            <text:p>-0.5400004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-0.53000045" calcext:value-type="float">
            <text:p>-0.5300004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-0.52000046" calcext:value-type="float">
            <text:p>-0.5200004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-0.51000047" calcext:value-type="float">
            <text:p>-0.5100004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-0.5000005" calcext:value-type="float">
            <text:p>-0.500000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-0.4900005" calcext:value-type="float">
            <text:p>-0.490000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-0.4800005" calcext:value-type="float">
            <text:p>-0.480000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-0.4700005" calcext:value-type="float">
            <text:p>-0.470000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-0.46000051" calcext:value-type="float">
            <text:p>-0.4600005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-0.45000052" calcext:value-type="float">
            <text:p>-0.4500005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-0.44000053" calcext:value-type="float">
            <text:p>-0.4400005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-0.43000054" calcext:value-type="float">
            <text:p>-0.4300005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-0.42000055" calcext:value-type="float">
            <text:p>-0.420000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-0.41000056" calcext:value-type="float">
            <text:p>-0.410000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-0.40000057" calcext:value-type="float">
            <text:p>-0.4000005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-0.39000058" calcext:value-type="float">
            <text:p>-0.390000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-0.3800006" calcext:value-type="float">
            <text:p>-0.38000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-0.3700006" calcext:value-type="float">
            <text:p>-0.37000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-0.3600006" calcext:value-type="float">
            <text:p>-0.360000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-0.35000062" calcext:value-type="float">
            <text:p>-0.350000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-0.34000063" calcext:value-type="float">
            <text:p>-0.3400006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-0.33000064" calcext:value-type="float">
            <text:p>-0.3300006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-0.32000065" calcext:value-type="float">
            <text:p>-0.320000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-0.31000066" calcext:value-type="float">
            <text:p>-0.310000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-0.30000067" calcext:value-type="float">
            <text:p>-0.300000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-0.29000068" calcext:value-type="float">
            <text:p>-0.290000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-0.2800007" calcext:value-type="float">
            <text:p>-0.28000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-0.2700007" calcext:value-type="float">
            <text:p>-0.27000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-0.2600007" calcext:value-type="float">
            <text:p>-0.26000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-0.25000072" calcext:value-type="float">
            <text:p>-0.250000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-0.24000071" calcext:value-type="float">
            <text:p>-0.240000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-0.2300007" calcext:value-type="float">
            <text:p>-0.23000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-0.2200007" calcext:value-type="float">
            <text:p>-0.22000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-0.2100007" calcext:value-type="float">
            <text:p>-0.21000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-0.20000069" calcext:value-type="float">
            <text:p>-0.200000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-0.19000068" calcext:value-type="float">
            <text:p>-0.190000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-0.18000068" calcext:value-type="float">
            <text:p>-0.180000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-0.17000067" calcext:value-type="float">
            <text:p>-0.170000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-0.16000067" calcext:value-type="float">
            <text:p>-0.160000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-0.15000066" calcext:value-type="float">
            <text:p>-0.150000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-0.14000066" calcext:value-type="float">
            <text:p>-0.140000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-0.13000065" calcext:value-type="float">
            <text:p>-0.130000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-0.12000065" calcext:value-type="float">
            <text:p>-0.1200006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-0.110000655" calcext:value-type="float">
            <text:p>-0.1100006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-0.10000066" calcext:value-type="float">
            <text:p>-0.100000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-0.09000066" calcext:value-type="float">
            <text:p>-0.0900006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-0.08000066" calcext:value-type="float">
            <text:p>-0.080000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-0.07000066" calcext:value-type="float">
            <text:p>-0.070000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-0.060000665" calcext:value-type="float">
            <text:p>-0.0600006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-0.050000668" calcext:value-type="float">
            <text:p>-0.0500006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-0.04000067" calcext:value-type="float">
            <text:p>-0.040000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-0.03000067" calcext:value-type="float">
            <text:p>-0.030000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-0.02000067" calcext:value-type="float">
            <text:p>-0.020000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-0.01000067" calcext:value-type="float">
            <text:p>-0.010000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-0.00000067055225" calcext:value-type="float">
            <text:p>-6.7055225E-0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9999329" calcext:value-type="float">
            <text:p>0.0099993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.019999329" calcext:value-type="float">
            <text:p>0.0199993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29999329" calcext:value-type="float">
            <text:p>0.0299993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3999933" calcext:value-type="float">
            <text:p>0.039999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.049999326" calcext:value-type="float">
            <text:p>0.0499993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.059999324" calcext:value-type="float">
            <text:p>0.0599993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6999932" calcext:value-type="float">
            <text:p>0.069999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7999932" calcext:value-type="float">
            <text:p>0.079999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.08999932" calcext:value-type="float">
            <text:p>0.089999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99999316" calcext:value-type="float">
            <text:p>0.0999993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109999314" calcext:value-type="float">
            <text:p>0.1099993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11999931" calcext:value-type="float">
            <text:p>0.119999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12999931" calcext:value-type="float">
            <text:p>0.129999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.13999932" calcext:value-type="float">
            <text:p>0.139999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.14999932" calcext:value-type="float">
            <text:p>0.1499993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.15999933" calcext:value-type="float">
            <text:p>0.159999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.16999933" calcext:value-type="float">
            <text:p>0.169999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17999934" calcext:value-type="float">
            <text:p>0.179999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.18999934" calcext:value-type="float">
            <text:p>0.189999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19999935" calcext:value-type="float">
            <text:p>0.199999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.20999935" calcext:value-type="float">
            <text:p>0.209999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21999936" calcext:value-type="float">
            <text:p>0.219999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22999936" calcext:value-type="float">
            <text:p>0.2299993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.23999937" calcext:value-type="float">
            <text:p>0.239999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.24999937" calcext:value-type="float">
            <text:p>0.249999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.25999936" calcext:value-type="float">
            <text:p>0.2599993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.26999936" calcext:value-type="float">
            <text:p>0.269999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27999935" calcext:value-type="float">
            <text:p>0.279999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28999934" calcext:value-type="float">
            <text:p>0.289999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.29999933" calcext:value-type="float">
            <text:p>0.299999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30999932" calcext:value-type="float">
            <text:p>0.309999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.3199993" calcext:value-type="float">
            <text:p>0.319999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.3299993" calcext:value-type="float">
            <text:p>0.32999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.3399993" calcext:value-type="float">
            <text:p>0.33999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.34999928" calcext:value-type="float">
            <text:p>0.349999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35999927" calcext:value-type="float">
            <text:p>0.3599992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.36999926" calcext:value-type="float">
            <text:p>0.369999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.37999925" calcext:value-type="float">
            <text:p>0.379999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38999924" calcext:value-type="float">
            <text:p>0.389999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.39999923" calcext:value-type="float">
            <text:p>0.399999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40999922" calcext:value-type="float">
            <text:p>0.409999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.4199992" calcext:value-type="float">
            <text:p>0.41999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4299992" calcext:value-type="float">
            <text:p>0.42999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4399992" calcext:value-type="float">
            <text:p>0.439999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44999918" calcext:value-type="float">
            <text:p>0.449999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.45999917" calcext:value-type="float">
            <text:p>0.4599991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46999916" calcext:value-type="float">
            <text:p>0.4699991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0.47999915" calcext:value-type="float">
            <text:p>0.479999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48999915" calcext:value-type="float">
            <text:p>0.4899991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.49999914" calcext:value-type="float">
            <text:p>0.499999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50999916" calcext:value-type="float">
            <text:p>0.5099991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.51999915" calcext:value-type="float">
            <text:p>0.5199991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52999914" calcext:value-type="float">
            <text:p>0.5299991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5399991" calcext:value-type="float">
            <text:p>0.539999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.5499991" calcext:value-type="float">
            <text:p>0.549999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.5599991" calcext:value-type="float">
            <text:p>0.5599991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0.5699991" calcext:value-type="float">
            <text:p>0.5699991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0.5799991" calcext:value-type="float">
            <text:p>0.5799991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.5899991" calcext:value-type="float">
            <text:p>0.5899991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.59999907" calcext:value-type="float">
            <text:p>0.59999907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.60999906" calcext:value-type="float">
            <text:p>0.60999906</text:p>
          </table:table-cell>
          <table:table-cell office:value-type="float" office:value="205" calcext:value-type="float">
            <text:p>20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0.61999905" calcext:value-type="float">
            <text:p>0.61999905</text:p>
          </table:table-cell>
          <table:table-cell office:value-type="float" office:value="266" calcext:value-type="float">
            <text:p>26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0.62999904" calcext:value-type="float">
            <text:p>0.62999904</text:p>
          </table:table-cell>
          <table:table-cell office:value-type="float" office:value="343" calcext:value-type="float">
            <text:p>34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0.63999903" calcext:value-type="float">
            <text:p>0.63999903</text:p>
          </table:table-cell>
          <table:table-cell office:value-type="float" office:value="442" calcext:value-type="float">
            <text:p>44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.649999" calcext:value-type="float">
            <text:p>0.649999</text:p>
          </table:table-cell>
          <table:table-cell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659999" calcext:value-type="float">
            <text:p>0.659999</text:p>
          </table:table-cell>
          <table:table-cell office:value-type="float" office:value="723" calcext:value-type="float">
            <text:p>72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0.669999" calcext:value-type="float">
            <text:p>0.669999</text:p>
          </table:table-cell>
          <table:table-cell office:value-type="float" office:value="923" calcext:value-type="float">
            <text:p>92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0.679999" calcext:value-type="float">
            <text:p>0.679999</text:p>
          </table:table-cell>
          <table:table-cell office:value-type="float" office:value="1174" calcext:value-type="float">
            <text:p>117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0.689999" calcext:value-type="float">
            <text:p>0.689999</text:p>
          </table:table-cell>
          <table:table-cell office:value-type="float" office:value="1492" calcext:value-type="float">
            <text:p>149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0.699999" calcext:value-type="float">
            <text:p>0.699999</text:p>
          </table:table-cell>
          <table:table-cell office:value-type="float" office:value="1888" calcext:value-type="float">
            <text:p>188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0.70999897" calcext:value-type="float">
            <text:p>0.70999897</text:p>
          </table:table-cell>
          <table:table-cell office:value-type="float" office:value="2384" calcext:value-type="float">
            <text:p>238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0.71999896" calcext:value-type="float">
            <text:p>0.71999896</text:p>
          </table:table-cell>
          <table:table-cell office:value-type="float" office:value="3004" calcext:value-type="float">
            <text:p>300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0.72999895" calcext:value-type="float">
            <text:p>0.72999895</text:p>
          </table:table-cell>
          <table:table-cell office:value-type="float" office:value="3779" calcext:value-type="float">
            <text:p>377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0.73999894" calcext:value-type="float">
            <text:p>0.73999894</text:p>
          </table:table-cell>
          <table:table-cell office:value-type="float" office:value="4743" calcext:value-type="float">
            <text:p>474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0.7499989" calcext:value-type="float">
            <text:p>0.7499989</text:p>
          </table:table-cell>
          <table:table-cell office:value-type="float" office:value="5944" calcext:value-type="float">
            <text:p>594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0.7599989" calcext:value-type="float">
            <text:p>0.7599989</text:p>
          </table:table-cell>
          <table:table-cell office:value-type="float" office:value="7434" calcext:value-type="float">
            <text:p>743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0.7699989" calcext:value-type="float">
            <text:p>0.7699989</text:p>
          </table:table-cell>
          <table:table-cell office:value-type="float" office:value="9285" calcext:value-type="float">
            <text:p>92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7799989" calcext:value-type="float">
            <text:p>0.7799989</text:p>
          </table:table-cell>
          <table:table-cell office:value-type="float" office:value="11581" calcext:value-type="float">
            <text:p>1158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.7899989" calcext:value-type="float">
            <text:p>0.7899989</text:p>
          </table:table-cell>
          <table:table-cell office:value-type="float" office:value="14426" calcext:value-type="float">
            <text:p>1442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0.7999989" calcext:value-type="float">
            <text:p>0.7999989</text:p>
          </table:table-cell>
          <table:table-cell office:value-type="float" office:value="17952" calcext:value-type="float">
            <text:p>1795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.80999887" calcext:value-type="float">
            <text:p>0.80999887</text:p>
          </table:table-cell>
          <table:table-cell office:value-type="float" office:value="22320" calcext:value-type="float">
            <text:p>2232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0.81999886" calcext:value-type="float">
            <text:p>0.81999886</text:p>
          </table:table-cell>
          <table:table-cell office:value-type="float" office:value="27730" calcext:value-type="float">
            <text:p>2773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82999885" calcext:value-type="float">
            <text:p>0.82999885</text:p>
          </table:table-cell>
          <table:table-cell office:value-type="float" office:value="34434" calcext:value-type="float">
            <text:p>3443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83999884" calcext:value-type="float">
            <text:p>0.83999884</text:p>
          </table:table-cell>
          <table:table-cell office:value-type="float" office:value="42747" calcext:value-type="float">
            <text:p>4274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84999883" calcext:value-type="float">
            <text:p>0.84999883</text:p>
          </table:table-cell>
          <table:table-cell office:value-type="float" office:value="26532" calcext:value-type="float">
            <text:p>2653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8599988" calcext:value-type="float">
            <text:p>0.8599988</text:p>
          </table:table-cell>
          <table:table-cell office:value-type="float" office:value="32944" calcext:value-type="float">
            <text:p>3294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8699988" calcext:value-type="float">
            <text:p>0.8699988</text:p>
          </table:table-cell>
          <table:table-cell office:value-type="float" office:value="40929" calcext:value-type="float">
            <text:p>4092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.8799988" calcext:value-type="float">
            <text:p>0.8799988</text:p>
          </table:table-cell>
          <table:table-cell office:value-type="float" office:value="50898" calcext:value-type="float">
            <text:p>5089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.8899988" calcext:value-type="float">
            <text:p>0.8899988</text:p>
          </table:table-cell>
          <table:table-cell office:value-type="float" office:value="63383" calcext:value-type="float">
            <text:p>6338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.8999988" calcext:value-type="float">
            <text:p>0.8999988</text:p>
          </table:table-cell>
          <table:table-cell office:value-type="float" office:value="79087" calcext:value-type="float">
            <text:p>7908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9099988" calcext:value-type="float">
            <text:p>0.9099988</text:p>
          </table:table-cell>
          <table:table-cell office:value-type="float" office:value="98943" calcext:value-type="float">
            <text:p>9894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.91999876" calcext:value-type="float">
            <text:p>0.91999876</text:p>
          </table:table-cell>
          <table:table-cell office:value-type="float" office:value="124221" calcext:value-type="float">
            <text:p>12422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92999876" calcext:value-type="float">
            <text:p>0.92999876</text:p>
          </table:table-cell>
          <table:table-cell office:value-type="float" office:value="156685" calcext:value-type="float">
            <text:p>1566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93999875" calcext:value-type="float">
            <text:p>0.93999875</text:p>
          </table:table-cell>
          <table:table-cell office:value-type="float" office:value="198874" calcext:value-type="float">
            <text:p>19887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94999874" calcext:value-type="float">
            <text:p>0.94999874</text:p>
          </table:table-cell>
          <table:table-cell office:value-type="float" office:value="254580" calcext:value-type="float">
            <text:p>25458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9599987" calcext:value-type="float">
            <text:p>0.9599987</text:p>
          </table:table-cell>
          <table:table-cell office:value-type="float" office:value="329831" calcext:value-type="float">
            <text:p>3298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.9699987" calcext:value-type="float">
            <text:p>0.9699987</text:p>
          </table:table-cell>
          <table:table-cell office:value-type="float" office:value="435050" calcext:value-type="float">
            <text:p>43505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9799987" calcext:value-type="float">
            <text:p>0.9799987</text:p>
          </table:table-cell>
          <table:table-cell office:value-type="float" office:value="591010" calcext:value-type="float">
            <text:p>5910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9899987" calcext:value-type="float">
            <text:p>0.9899987</text:p>
          </table:table-cell>
          <table:table-cell office:value-type="float" office:value="852182" calcext:value-type="float">
            <text:p>85218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9999987" calcext:value-type="float">
            <text:p>0.9999987</text:p>
          </table:table-cell>
          <table:table-cell office:value-type="float" office:value="1784797" calcext:value-type="float">
            <text:p>178479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5">00/00/0000</text:date>, <text:time style:data-style-name="N2" text:time-value="15:32:34.7306781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5T16:56:49.415027140</dc:date>
    <dc:creator>Nizar Salah</dc:creator>
    <meta:editing-duration>PT14M26S</meta:editing-duration>
    <meta:editing-cycles>3</meta:editing-cycles>
    <meta:generator>LibreOffice/4.3.7.2$Linux_X86_64 LibreOffice_project/430$Build-2</meta:generator>
    <meta:document-statistic meta:table-count="1" meta:cell-count="60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528cm" svg:height="12.724cm" xlink:href=".." xlink:type="simple" chart:class="chart:scatter" chart:style-name="ch1">
        <chart:legend chart:legend-position="end" svg:x="17.48cm" svg:y="5.814cm" style:legend-expansion="high" chart:style-name="ch2"/>
        <chart:plot-area chart:style-name="ch3" table:cell-range-address="valeursarcsin.A2:valeursarcsin.C202 valeursarcsin.B1:valeursarcsin.C1" chart:data-source-has-labels="row" svg:x="0.45cm" svg:y="0.254cm" svg:width="16.58cm" svg:height="12.216cm">
          <chartooo:coordinate-region svg:x="0.741cm" svg:y="0.453cm" svg:width="16.049cm" svg:height="11.3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valeursarcsin.B2:valeursarcsin.B202" chart:label-cell-address="valeursarcsin.B1:valeursarcsin.B1" chart:class="chart:scatter">
            <chart:domain table:cell-range-address="valeursarcsin.A2:valeursarcsin.A202"/>
            <chart:data-point chart:repeated="201"/>
          </chart:series>
          <chart:series chart:style-name="ch7" chart:values-cell-range-address="valeursarcsin.C2:valeursarcsin.C202" chart:label-cell-address="valeursarcsin.C1:valeursarcsin.C1" chart:class="chart:scatter">
            <chart:data-point chart:repeated="2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ULP ASINSER</text:p>
                <draw:g>
                  <svg:desc>valeursarcsin.B1:valeursarcsin.B1</svg:desc>
                </draw:g>
              </table:table-cell>
              <table:table-cell office:value-type="string">
                <text:p>ULP ASIN (formule atan)</text:p>
                <draw:g>
                  <svg:desc>valeursarcsin.C1:valeursarcsin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valeursarcsin.A2:valeursarcsin.A202</svg:desc>
                </draw:g>
              </table:table-cell>
              <table:table-cell office:value-type="float" office:value="1798350">
                <text:p>1798350</text:p>
                <draw:g>
                  <svg:desc>valeursarcsin.B2:valeursarcsin.B202</svg:desc>
                </draw:g>
              </table:table-cell>
              <table:table-cell office:value-type="float" office:value="0">
                <text:p>0</text:p>
                <draw:g>
                  <svg:desc>valeursarcsin.C2:valeursarcsin.C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9">
                <text:p>-0.99</text:p>
              </table:table-cell>
              <table:table-cell office:value-type="float" office:value="852229">
                <text:p>8522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98">
                <text:p>-0.98</text:p>
              </table:table-cell>
              <table:table-cell office:value-type="float" office:value="591035">
                <text:p>591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97">
                <text:p>-0.97</text:p>
              </table:table-cell>
              <table:table-cell office:value-type="float" office:value="435066">
                <text:p>435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96000004">
                <text:p>-0.96000004</text:p>
              </table:table-cell>
              <table:table-cell office:value-type="float" office:value="329842">
                <text:p>329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95000005">
                <text:p>-0.95000005</text:p>
              </table:table-cell>
              <table:table-cell office:value-type="float" office:value="254590">
                <text:p>2545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94000006">
                <text:p>-0.94000006</text:p>
              </table:table-cell>
              <table:table-cell office:value-type="float" office:value="198879">
                <text:p>1988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93000007">
                <text:p>-0.93000007</text:p>
              </table:table-cell>
              <table:table-cell office:value-type="float" office:value="156690">
                <text:p>1566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9200001">
                <text:p>-0.9200001</text:p>
              </table:table-cell>
              <table:table-cell office:value-type="float" office:value="124224">
                <text:p>1242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9100001">
                <text:p>-0.9100001</text:p>
              </table:table-cell>
              <table:table-cell office:value-type="float" office:value="98946">
                <text:p>98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9000001">
                <text:p>-0.9000001</text:p>
              </table:table-cell>
              <table:table-cell office:value-type="float" office:value="79090">
                <text:p>790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8900001">
                <text:p>-0.8900001</text:p>
              </table:table-cell>
              <table:table-cell office:value-type="float" office:value="63385">
                <text:p>633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8800001">
                <text:p>-0.8800001</text:p>
              </table:table-cell>
              <table:table-cell office:value-type="float" office:value="50899">
                <text:p>50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8700001">
                <text:p>-0.8700001</text:p>
              </table:table-cell>
              <table:table-cell office:value-type="float" office:value="40929">
                <text:p>409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86000013">
                <text:p>-0.86000013</text:p>
              </table:table-cell>
              <table:table-cell office:value-type="float" office:value="32945">
                <text:p>32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85000014">
                <text:p>-0.85000014</text:p>
              </table:table-cell>
              <table:table-cell office:value-type="float" office:value="26532">
                <text:p>265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84000015">
                <text:p>-0.84000015</text:p>
              </table:table-cell>
              <table:table-cell office:value-type="float" office:value="42747">
                <text:p>427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83000016">
                <text:p>-0.83000016</text:p>
              </table:table-cell>
              <table:table-cell office:value-type="float" office:value="34434">
                <text:p>344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8200002">
                <text:p>-0.8200002</text:p>
              </table:table-cell>
              <table:table-cell office:value-type="float" office:value="27730">
                <text:p>277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8100002">
                <text:p>-0.8100002</text:p>
              </table:table-cell>
              <table:table-cell office:value-type="float" office:value="22320">
                <text:p>223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8000002">
                <text:p>-0.8000002</text:p>
              </table:table-cell>
              <table:table-cell office:value-type="float" office:value="17954">
                <text:p>179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7900002">
                <text:p>-0.7900002</text:p>
              </table:table-cell>
              <table:table-cell office:value-type="float" office:value="14428">
                <text:p>144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7800002">
                <text:p>-0.7800002</text:p>
              </table:table-cell>
              <table:table-cell office:value-type="float" office:value="11582">
                <text:p>11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7700002">
                <text:p>-0.7700002</text:p>
              </table:table-cell>
              <table:table-cell office:value-type="float" office:value="9286">
                <text:p>9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7600002">
                <text:p>-0.7600002</text:p>
              </table:table-cell>
              <table:table-cell office:value-type="float" office:value="7436">
                <text:p>74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75000024">
                <text:p>-0.75000024</text:p>
              </table:table-cell>
              <table:table-cell office:value-type="float" office:value="5943">
                <text:p>59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74000025">
                <text:p>-0.74000025</text:p>
              </table:table-cell>
              <table:table-cell office:value-type="float" office:value="4744">
                <text:p>47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73000026">
                <text:p>-0.73000026</text:p>
              </table:table-cell>
              <table:table-cell office:value-type="float" office:value="3779">
                <text:p>37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72000027">
                <text:p>-0.72000027</text:p>
              </table:table-cell>
              <table:table-cell office:value-type="float" office:value="3006">
                <text:p>300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7100003">
                <text:p>-0.7100003</text:p>
              </table:table-cell>
              <table:table-cell office:value-type="float" office:value="2385">
                <text:p>23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7000003">
                <text:p>-0.7000003</text:p>
              </table:table-cell>
              <table:table-cell office:value-type="float" office:value="1888">
                <text:p>18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6900003">
                <text:p>-0.6900003</text:p>
              </table:table-cell>
              <table:table-cell office:value-type="float" office:value="1491">
                <text:p>149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6800003">
                <text:p>-0.6800003</text:p>
              </table:table-cell>
              <table:table-cell office:value-type="float" office:value="1175">
                <text:p>11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6700003">
                <text:p>-0.6700003</text:p>
              </table:table-cell>
              <table:table-cell office:value-type="float" office:value="924">
                <text:p>9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6600003">
                <text:p>-0.6600003</text:p>
              </table:table-cell>
              <table:table-cell office:value-type="float" office:value="725">
                <text:p>7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65000033">
                <text:p>-0.65000033</text:p>
              </table:table-cell>
              <table:table-cell office:value-type="float" office:value="566">
                <text:p>5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64000034">
                <text:p>-0.64000034</text:p>
              </table:table-cell>
              <table:table-cell office:value-type="float" office:value="441">
                <text:p>4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63000035">
                <text:p>-0.63000035</text:p>
              </table:table-cell>
              <table:table-cell office:value-type="float" office:value="343">
                <text:p>3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62000036">
                <text:p>-0.62000036</text:p>
              </table:table-cell>
              <table:table-cell office:value-type="float" office:value="266">
                <text:p>2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6100004">
                <text:p>-0.6100004</text:p>
              </table:table-cell>
              <table:table-cell office:value-type="float" office:value="205">
                <text:p>2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6000004">
                <text:p>-0.6000004</text:p>
              </table:table-cell>
              <table:table-cell office:value-type="float" office:value="157">
                <text:p>1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5900004">
                <text:p>-0.5900004</text:p>
              </table:table-cell>
              <table:table-cell office:value-type="float" office:value="120">
                <text:p>1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5800004">
                <text:p>-0.5800004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5700004">
                <text:p>-0.5700004</text:p>
              </table:table-cell>
              <table:table-cell office:value-type="float" office:value="69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5600004">
                <text:p>-0.5600004</text:p>
              </table:table-cell>
              <table:table-cell office:value-type="float" office:value="52">
                <text:p>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500004">
                <text:p>-0.5500004</text:p>
              </table:table-cell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54000044">
                <text:p>-0.54000044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53000045">
                <text:p>-0.53000045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52000046">
                <text:p>-0.52000046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51000047">
                <text:p>-0.51000047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5000005">
                <text:p>-0.5000005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4900005">
                <text:p>-0.4900005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4800005">
                <text:p>-0.480000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4700005">
                <text:p>-0.4700005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46000051">
                <text:p>-0.4600005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45000052">
                <text:p>-0.4500005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44000053">
                <text:p>-0.4400005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43000054">
                <text:p>-0.4300005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42000055">
                <text:p>-0.4200005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41000056">
                <text:p>-0.4100005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40000057">
                <text:p>-0.4000005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39000058">
                <text:p>-0.3900005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3800006">
                <text:p>-0.380000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3700006">
                <text:p>-0.370000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3600006">
                <text:p>-0.360000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35000062">
                <text:p>-0.3500006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34000063">
                <text:p>-0.3400006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33000064">
                <text:p>-0.3300006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32000065">
                <text:p>-0.3200006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31000066">
                <text:p>-0.310000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30000067">
                <text:p>-0.3000006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29000068">
                <text:p>-0.2900006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2800007">
                <text:p>-0.280000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2700007">
                <text:p>-0.27000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2600007">
                <text:p>-0.26000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25000072">
                <text:p>-0.250000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24000071">
                <text:p>-0.2400007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2300007">
                <text:p>-0.230000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2200007">
                <text:p>-0.22000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2100007">
                <text:p>-0.210000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20000069">
                <text:p>-0.2000006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19000068">
                <text:p>-0.190000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18000068">
                <text:p>-0.1800006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17000067">
                <text:p>-0.1700006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16000067">
                <text:p>-0.160000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15000066">
                <text:p>-0.1500006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14000066">
                <text:p>-0.1400006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13000065">
                <text:p>-0.130000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12000065">
                <text:p>-0.1200006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110000655">
                <text:p>-0.11000065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10000066">
                <text:p>-0.1000006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9000066">
                <text:p>-0.0900006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8000066">
                <text:p>-0.0800006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7000066">
                <text:p>-0.0700006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60000665">
                <text:p>-0.06000066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50000668">
                <text:p>-0.0500006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4000067">
                <text:p>-0.0400006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3000067">
                <text:p>-0.030000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2000067">
                <text:p>-0.0200006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1000067">
                <text:p>-0.010000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0000067055225">
                <text:p>-0.00000067055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9999329">
                <text:p>0.00999932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19999329">
                <text:p>0.0199993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29999329">
                <text:p>0.0299993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3999933">
                <text:p>0.039999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49999326">
                <text:p>0.04999932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59999324">
                <text:p>0.0599993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6999932">
                <text:p>0.069999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7999932">
                <text:p>0.0799993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8999932">
                <text:p>0.0899993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99999316">
                <text:p>0.09999931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09999314">
                <text:p>0.10999931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1999931">
                <text:p>0.1199993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2999931">
                <text:p>0.1299993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3999932">
                <text:p>0.1399993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4999932">
                <text:p>0.1499993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5999933">
                <text:p>0.159999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6999933">
                <text:p>0.169999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7999934">
                <text:p>0.1799993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8999934">
                <text:p>0.189999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9999935">
                <text:p>0.1999993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0999935">
                <text:p>0.2099993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1999936">
                <text:p>0.219999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2999936">
                <text:p>0.229999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3999937">
                <text:p>0.2399993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4999937">
                <text:p>0.2499993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5999936">
                <text:p>0.259999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6999936">
                <text:p>0.269999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7999935">
                <text:p>0.2799993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8999934">
                <text:p>0.2899993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29999933">
                <text:p>0.299999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0999932">
                <text:p>0.3099993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199993">
                <text:p>0.319999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299993">
                <text:p>0.329999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399993">
                <text:p>0.339999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4999928">
                <text:p>0.349999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5999927">
                <text:p>0.3599992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6999926">
                <text:p>0.3699992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7999925">
                <text:p>0.379999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8999924">
                <text:p>0.3899992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39999923">
                <text:p>0.3999992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40999922">
                <text:p>0.4099992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4199992">
                <text:p>0.419999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4299992">
                <text:p>0.429999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4399992">
                <text:p>0.439999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44999918">
                <text:p>0.44999918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5999917">
                <text:p>0.4599991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46999916">
                <text:p>0.46999916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47999915">
                <text:p>0.4799991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48999915">
                <text:p>0.48999915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49999914">
                <text:p>0.4999991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50999916">
                <text:p>0.50999916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1999915">
                <text:p>0.51999915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52999914">
                <text:p>0.52999914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5399991">
                <text:p>0.5399991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5499991">
                <text:p>0.5499991</text:p>
              </table:table-cell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5599991">
                <text:p>0.5599991</text:p>
              </table:table-cell>
              <table:table-cell office:value-type="float" office:value="51">
                <text:p>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5699991">
                <text:p>0.5699991</text:p>
              </table:table-cell>
              <table:table-cell office:value-type="float" office:value="69">
                <text:p>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5799991">
                <text:p>0.5799991</text:p>
              </table:table-cell>
              <table:table-cell office:value-type="float" office:value="92">
                <text:p>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5899991">
                <text:p>0.5899991</text:p>
              </table:table-cell>
              <table:table-cell office:value-type="float" office:value="119">
                <text:p>1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59999907">
                <text:p>0.59999907</text:p>
              </table:table-cell>
              <table:table-cell office:value-type="float" office:value="157">
                <text:p>1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0999906">
                <text:p>0.60999906</text:p>
              </table:table-cell>
              <table:table-cell office:value-type="float" office:value="205">
                <text:p>2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1999905">
                <text:p>0.61999905</text:p>
              </table:table-cell>
              <table:table-cell office:value-type="float" office:value="266">
                <text:p>2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2999904">
                <text:p>0.62999904</text:p>
              </table:table-cell>
              <table:table-cell office:value-type="float" office:value="343">
                <text:p>3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3999903">
                <text:p>0.63999903</text:p>
              </table:table-cell>
              <table:table-cell office:value-type="float" office:value="442">
                <text:p>4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49999">
                <text:p>0.649999</text:p>
              </table:table-cell>
              <table:table-cell office:value-type="float" office:value="567">
                <text:p>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59999">
                <text:p>0.659999</text:p>
              </table:table-cell>
              <table:table-cell office:value-type="float" office:value="723">
                <text:p>7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69999">
                <text:p>0.669999</text:p>
              </table:table-cell>
              <table:table-cell office:value-type="float" office:value="923">
                <text:p>9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79999">
                <text:p>0.679999</text:p>
              </table:table-cell>
              <table:table-cell office:value-type="float" office:value="1174">
                <text:p>11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689999">
                <text:p>0.689999</text:p>
              </table:table-cell>
              <table:table-cell office:value-type="float" office:value="1492">
                <text:p>14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699999">
                <text:p>0.699999</text:p>
              </table:table-cell>
              <table:table-cell office:value-type="float" office:value="1888">
                <text:p>18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0999897">
                <text:p>0.70999897</text:p>
              </table:table-cell>
              <table:table-cell office:value-type="float" office:value="2384">
                <text:p>23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71999896">
                <text:p>0.71999896</text:p>
              </table:table-cell>
              <table:table-cell office:value-type="float" office:value="3004">
                <text:p>300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72999895">
                <text:p>0.72999895</text:p>
              </table:table-cell>
              <table:table-cell office:value-type="float" office:value="3779">
                <text:p>37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73999894">
                <text:p>0.73999894</text:p>
              </table:table-cell>
              <table:table-cell office:value-type="float" office:value="4743">
                <text:p>47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499989">
                <text:p>0.7499989</text:p>
              </table:table-cell>
              <table:table-cell office:value-type="float" office:value="5944">
                <text:p>59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599989">
                <text:p>0.7599989</text:p>
              </table:table-cell>
              <table:table-cell office:value-type="float" office:value="7434">
                <text:p>74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699989">
                <text:p>0.7699989</text:p>
              </table:table-cell>
              <table:table-cell office:value-type="float" office:value="9285">
                <text:p>9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7799989">
                <text:p>0.7799989</text:p>
              </table:table-cell>
              <table:table-cell office:value-type="float" office:value="11581">
                <text:p>115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899989">
                <text:p>0.7899989</text:p>
              </table:table-cell>
              <table:table-cell office:value-type="float" office:value="14426">
                <text:p>144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7999989">
                <text:p>0.7999989</text:p>
              </table:table-cell>
              <table:table-cell office:value-type="float" office:value="17952">
                <text:p>179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80999887">
                <text:p>0.80999887</text:p>
              </table:table-cell>
              <table:table-cell office:value-type="float" office:value="22320">
                <text:p>223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81999886">
                <text:p>0.81999886</text:p>
              </table:table-cell>
              <table:table-cell office:value-type="float" office:value="27730">
                <text:p>277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2999885">
                <text:p>0.82999885</text:p>
              </table:table-cell>
              <table:table-cell office:value-type="float" office:value="34434">
                <text:p>34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83999884">
                <text:p>0.83999884</text:p>
              </table:table-cell>
              <table:table-cell office:value-type="float" office:value="42747">
                <text:p>427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84999883">
                <text:p>0.84999883</text:p>
              </table:table-cell>
              <table:table-cell office:value-type="float" office:value="26532">
                <text:p>26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599988">
                <text:p>0.8599988</text:p>
              </table:table-cell>
              <table:table-cell office:value-type="float" office:value="32944">
                <text:p>32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8699988">
                <text:p>0.8699988</text:p>
              </table:table-cell>
              <table:table-cell office:value-type="float" office:value="40929">
                <text:p>409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799988">
                <text:p>0.8799988</text:p>
              </table:table-cell>
              <table:table-cell office:value-type="float" office:value="50898">
                <text:p>508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8899988">
                <text:p>0.8899988</text:p>
              </table:table-cell>
              <table:table-cell office:value-type="float" office:value="63383">
                <text:p>633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8999988">
                <text:p>0.8999988</text:p>
              </table:table-cell>
              <table:table-cell office:value-type="float" office:value="79087">
                <text:p>790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099988">
                <text:p>0.9099988</text:p>
              </table:table-cell>
              <table:table-cell office:value-type="float" office:value="98943">
                <text:p>989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1999876">
                <text:p>0.91999876</text:p>
              </table:table-cell>
              <table:table-cell office:value-type="float" office:value="124221">
                <text:p>124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2999876">
                <text:p>0.92999876</text:p>
              </table:table-cell>
              <table:table-cell office:value-type="float" office:value="156685">
                <text:p>156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3999875">
                <text:p>0.93999875</text:p>
              </table:table-cell>
              <table:table-cell office:value-type="float" office:value="198874">
                <text:p>1988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4999874">
                <text:p>0.94999874</text:p>
              </table:table-cell>
              <table:table-cell office:value-type="float" office:value="254580">
                <text:p>2545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599987">
                <text:p>0.9599987</text:p>
              </table:table-cell>
              <table:table-cell office:value-type="float" office:value="329831">
                <text:p>3298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699987">
                <text:p>0.9699987</text:p>
              </table:table-cell>
              <table:table-cell office:value-type="float" office:value="435050">
                <text:p>435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799987">
                <text:p>0.9799987</text:p>
              </table:table-cell>
              <table:table-cell office:value-type="float" office:value="591010">
                <text:p>591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899987">
                <text:p>0.9899987</text:p>
              </table:table-cell>
              <table:table-cell office:value-type="float" office:value="852182">
                <text:p>852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9999987">
                <text:p>0.9999987</text:p>
              </table:table-cell>
              <table:table-cell office:value-type="float" office:value="1784797">
                <text:p>178479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085cm" svg:height="11.21cm" xlink:href=".." xlink:type="simple" chart:class="chart:scatter" chart:style-name="ch1">
        <chart:legend chart:legend-position="end" svg:x="16.037cm" svg:y="5.306cm" style:legend-expansion="high" chart:style-name="ch2"/>
        <chart:plot-area chart:style-name="ch3" table:cell-range-address="valeursarcsin.A1:valeursarcsin.A202 valeursarcsin.C1:valeursarcsin.C202" chart:data-source-has-labels="row" svg:x="0.421cm" svg:y="0.224cm" svg:width="15.195cm" svg:height="10.762cm">
          <chartooo:coordinate-region svg:x="0.712cm" svg:y="0.423cm" svg:width="14.664cm" svg:height="9.9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valeursarcsin.C2:valeursarcsin.C202" chart:label-cell-address="valeursarcsin.C1:valeursarcsin.C1" chart:class="chart:scatter">
            <chart:domain table:cell-range-address="valeursarcsin.A2:valeursarcsin.A202"/>
            <chart:data-point chart:repeated="2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ULP ASIN (formule atan)</text:p>
                <draw:g>
                  <svg:desc>valeursarcsin.C1:valeursarcsin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valeursarcsin.A2:valeursarcsin.A202</svg:desc>
                </draw:g>
              </table:table-cell>
              <table:table-cell office:value-type="float" office:value="0">
                <text:p>0</text:p>
                <draw:g>
                  <svg:desc>valeursarcsin.C2:valeursarcsin.C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9">
                <text:p>-0.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98">
                <text:p>-0.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97">
                <text:p>-0.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96000004">
                <text:p>-0.96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95000005">
                <text:p>-0.950000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94000006">
                <text:p>-0.94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93000007">
                <text:p>-0.93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9200001">
                <text:p>-0.9200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9100001">
                <text:p>-0.91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9000001">
                <text:p>-0.9000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8900001">
                <text:p>-0.8900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8800001">
                <text:p>-0.88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8700001">
                <text:p>-0.87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86000013">
                <text:p>-0.86000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85000014">
                <text:p>-0.850000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84000015">
                <text:p>-0.84000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83000016">
                <text:p>-0.830000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8200002">
                <text:p>-0.82000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8100002">
                <text:p>-0.81000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8000002">
                <text:p>-0.80000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7900002">
                <text:p>-0.79000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7800002">
                <text:p>-0.78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7700002">
                <text:p>-0.77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7600002">
                <text:p>-0.76000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75000024">
                <text:p>-0.750000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74000025">
                <text:p>-0.740000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73000026">
                <text:p>-0.730000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72000027">
                <text:p>-0.720000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7100003">
                <text:p>-0.71000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7000003">
                <text:p>-0.70000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6900003">
                <text:p>-0.69000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6800003">
                <text:p>-0.68000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6700003">
                <text:p>-0.67000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6600003">
                <text:p>-0.66000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65000033">
                <text:p>-0.650000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64000034">
                <text:p>-0.640000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63000035">
                <text:p>-0.630000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62000036">
                <text:p>-0.620000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6100004">
                <text:p>-0.61000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6000004">
                <text:p>-0.60000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5900004">
                <text:p>-0.59000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5800004">
                <text:p>-0.58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5700004">
                <text:p>-0.57000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5600004">
                <text:p>-0.56000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500004">
                <text:p>-0.55000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54000044">
                <text:p>-0.54000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53000045">
                <text:p>-0.53000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52000046">
                <text:p>-0.520000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51000047">
                <text:p>-0.510000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5000005">
                <text:p>-0.50000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4900005">
                <text:p>-0.49000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4800005">
                <text:p>-0.48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4700005">
                <text:p>-0.47000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46000051">
                <text:p>-0.46000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45000052">
                <text:p>-0.450000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44000053">
                <text:p>-0.440000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43000054">
                <text:p>-0.430000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42000055">
                <text:p>-0.42000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41000056">
                <text:p>-0.410000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40000057">
                <text:p>-0.400000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39000058">
                <text:p>-0.390000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3800006">
                <text:p>-0.38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3700006">
                <text:p>-0.37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3600006">
                <text:p>-0.36000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35000062">
                <text:p>-0.35000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34000063">
                <text:p>-0.340000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33000064">
                <text:p>-0.330000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32000065">
                <text:p>-0.320000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31000066">
                <text:p>-0.31000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30000067">
                <text:p>-0.300000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29000068">
                <text:p>-0.290000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2800007">
                <text:p>-0.28000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2700007">
                <text:p>-0.27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2600007">
                <text:p>-0.26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25000072">
                <text:p>-0.250000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24000071">
                <text:p>-0.240000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2300007">
                <text:p>-0.23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2200007">
                <text:p>-0.22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2100007">
                <text:p>-0.21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20000069">
                <text:p>-0.200000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19000068">
                <text:p>-0.190000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18000068">
                <text:p>-0.180000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17000067">
                <text:p>-0.170000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16000067">
                <text:p>-0.160000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15000066">
                <text:p>-0.15000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14000066">
                <text:p>-0.14000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13000065">
                <text:p>-0.13000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12000065">
                <text:p>-0.120000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110000655">
                <text:p>-0.1100006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10000066">
                <text:p>-0.10000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9000066">
                <text:p>-0.090000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8000066">
                <text:p>-0.080000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7000066">
                <text:p>-0.070000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60000665">
                <text:p>-0.0600006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50000668">
                <text:p>-0.050000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4000067">
                <text:p>-0.040000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3000067">
                <text:p>-0.030000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2000067">
                <text:p>-0.020000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1000067">
                <text:p>-0.010000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0000067055225">
                <text:p>-0.00000067055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9999329">
                <text:p>0.0099993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19999329">
                <text:p>0.019999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29999329">
                <text:p>0.029999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3999933">
                <text:p>0.039999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49999326">
                <text:p>0.0499993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59999324">
                <text:p>0.059999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6999932">
                <text:p>0.06999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7999932">
                <text:p>0.079999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8999932">
                <text:p>0.08999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99999316">
                <text:p>0.099999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09999314">
                <text:p>0.109999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1999931">
                <text:p>0.11999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2999931">
                <text:p>0.129999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3999932">
                <text:p>0.139999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4999932">
                <text:p>0.149999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5999933">
                <text:p>0.159999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6999933">
                <text:p>0.16999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7999934">
                <text:p>0.179999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8999934">
                <text:p>0.18999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9999935">
                <text:p>0.199999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0999935">
                <text:p>0.20999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1999936">
                <text:p>0.21999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2999936">
                <text:p>0.229999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3999937">
                <text:p>0.239999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4999937">
                <text:p>0.249999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5999936">
                <text:p>0.259999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6999936">
                <text:p>0.26999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7999935">
                <text:p>0.27999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8999934">
                <text:p>0.289999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29999933">
                <text:p>0.29999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0999932">
                <text:p>0.309999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199993">
                <text:p>0.31999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299993">
                <text:p>0.32999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399993">
                <text:p>0.33999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4999928">
                <text:p>0.349999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5999927">
                <text:p>0.359999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6999926">
                <text:p>0.369999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7999925">
                <text:p>0.37999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8999924">
                <text:p>0.389999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39999923">
                <text:p>0.39999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40999922">
                <text:p>0.409999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4199992">
                <text:p>0.4199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4299992">
                <text:p>0.4299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4399992">
                <text:p>0.4399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44999918">
                <text:p>0.449999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5999917">
                <text:p>0.45999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46999916">
                <text:p>0.469999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47999915">
                <text:p>0.47999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48999915">
                <text:p>0.489999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49999914">
                <text:p>0.49999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50999916">
                <text:p>0.509999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1999915">
                <text:p>0.51999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52999914">
                <text:p>0.52999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5399991">
                <text:p>0.53999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5499991">
                <text:p>0.54999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5599991">
                <text:p>0.55999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5699991">
                <text:p>0.56999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5799991">
                <text:p>0.57999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5899991">
                <text:p>0.58999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59999907">
                <text:p>0.599999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0999906">
                <text:p>0.609999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1999905">
                <text:p>0.619999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2999904">
                <text:p>0.629999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3999903">
                <text:p>0.639999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49999">
                <text:p>0.64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59999">
                <text:p>0.6599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69999">
                <text:p>0.6699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79999">
                <text:p>0.67999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689999">
                <text:p>0.6899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699999">
                <text:p>0.69999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0999897">
                <text:p>0.709998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71999896">
                <text:p>0.7199989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72999895">
                <text:p>0.729998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73999894">
                <text:p>0.739998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499989">
                <text:p>0.74999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599989">
                <text:p>0.75999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699989">
                <text:p>0.76999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7799989">
                <text:p>0.77999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899989">
                <text:p>0.78999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7999989">
                <text:p>0.79999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80999887">
                <text:p>0.809998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81999886">
                <text:p>0.81999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2999885">
                <text:p>0.82999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83999884">
                <text:p>0.83999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84999883">
                <text:p>0.84999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599988">
                <text:p>0.8599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8699988">
                <text:p>0.86999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799988">
                <text:p>0.87999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8899988">
                <text:p>0.88999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8999988">
                <text:p>0.8999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099988">
                <text:p>0.90999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1999876">
                <text:p>0.91999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2999876">
                <text:p>0.92999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3999875">
                <text:p>0.93999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4999874">
                <text:p>0.949998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599987">
                <text:p>0.95999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699987">
                <text:p>0.9699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799987">
                <text:p>0.9799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899987">
                <text:p>0.9899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9999987">
                <text:p>0.999998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